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Ubuntu" fo:font-weight="bold" officeooo:rsid="001cc7eb" officeooo:paragraph-rsid="001cc7eb" fo:background-color="#c9211e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Ubuntu" fo:font-size="20pt" fo:font-weight="bold" officeooo:rsid="001f4279" officeooo:paragraph-rsid="001f4279" fo:background-color="transparent" style:font-size-asian="20pt" style:font-weight-asian="bold" style:font-size-complex="20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Ubuntu" fo:font-weight="bold" officeooo:rsid="001f4279" officeooo:paragraph-rsid="001f4279" fo:background-color="transparent" style:font-weight-asian="bold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Ubuntu" fo:font-weight="bold" officeooo:rsid="00211421" officeooo:paragraph-rsid="00211421" fo:background-color="transparent" style:font-weight-asian="bold" style:font-weight-complex="bold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Ubuntu" fo:font-weight="bold" officeooo:rsid="0022ce53" officeooo:paragraph-rsid="0022ce53" fo:background-color="transparent" style:font-weight-asian="bold" style:font-weight-complex="bold"/>
    </style:style>
    <style:style style:name="T1" style:family="text">
      <style:text-properties officeooo:rsid="001d4ef9"/>
    </style:style>
    <style:style style:name="T2" style:family="text">
      <style:text-properties officeooo:rsid="0023733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.9.20 - Николаев Михаил - 8Б Класс — „<text:span text:style-name="T1">Верите ли вы?“</text:span></text:p>
      <text:p text:style-name="P2"/>
      <text:p text:style-name="P2">Верите ли вы что: </text:p>
      <text:list xml:id="list1229085228" text:style-name="L1">
        <text:list-item>
          <text:p text:style-name="P3">Первая перепись населения прошла в России в 1897</text:p>
        </text:list-item>
        <text:list-item>
          <text:p text:style-name="P3">Естественный прирост населения это разница между общей шкалой родившихся и умерших людей?</text:p>
        </text:list-item>
        <text:list-item>
          <text:p text:style-name="P3">Демократический кризис это резкое уменьшение численности населения?</text:p>
        </text:list-item>
        <text:list-item>
          <text:p text:style-name="P3">Первый демократический кризис был связан с первой мировой войной?</text:p>
        </text:list-item>
        <text:list-item>
          <text:p text:style-name="P3">Второй демократический кризис был вызван насильственной коллективизацией?</text:p>
        </text:list-item>
        <text:list-item>
          <text:p text:style-name="P3">Третий демократический кризис выпал на годы великой отечественной войны?</text:p>
        </text:list-item>
        <text:list-item>
          <text:p text:style-name="P4">Засуха 1933-1934гг. вызвал голод и потери населения </text:p>
        </text:list-item>
        <text:list-item>
          <text:p text:style-name="P5">Численность населения России в мирные годы росла, но с 1992г начала снижаться?</text:p>
        </text:list-item>
        <text:list-item>
          <text:p text:style-name="P5">После первой мировой войны прирост населения резко ускорился?</text:p>
        </text:list-item>
        <text:list-item>
          <text:p text:style-name="P5">В 2014г. население России увеличилось на 2,3млн человек за счёт присоединения <text:span text:style-name="T2">К</text:span>рыма?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51:15.036116123</meta:creation-date>
    <dc:date>2022-09-20T23:18:18.326856185</dc:date>
    <meta:editing-duration>PT33M28S</meta:editing-duration>
    <meta:editing-cycles>6</meta:editing-cycles>
    <meta:generator>LibreOffice/7.3.5.2$Linux_X86_64 LibreOffice_project/30$Build-2</meta:generator>
    <meta:print-date>2022-09-20T23:19:11.411306101</meta:print-date>
    <meta:document-statistic meta:table-count="0" meta:image-count="0" meta:object-count="0" meta:page-count="1" meta:paragraph-count="12" meta:word-count="115" meta:character-count="782" meta:non-whitespace-character-count="686"/>
  </office:meta>
</office:document-meta>
</file>